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811in"/>
    </style:style>
    <style:style style:name="co2" style:family="table-column">
      <style:table-column-properties fo:break-before="auto" style:column-width="0.9665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31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4"/>
    <style:style style:name="ce35" style:family="table-cell" style:parent-style-name="Default" style:data-style-name="N3"/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23">
      <style:table-cell-properties fo:background-color="#ffff00"/>
    </style:style>
    <style:style style:name="ce38" style:family="table-cell" style:parent-style-name="Default" style:data-style-name="N123"/>
    <style:style style:name="ce37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2">
      <style:table-cell-properties fo:background-color="#ffff00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Droid Sans Fallback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99+Oberon subset i68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x86</text:p>
          </table:table-cell>
          <table:table-cell/>
          <table:table-cell table:style-name="ce33" office:value-type="string" calcext:value-type="string">
            <text:p>C99</text:p>
            <text:p>GCC -O1</text:p>
            <text:p>x86</text:p>
          </table:table-cell>
          <table:table-cell/>
          <table:table-cell table:style-name="ce33" office:value-type="string" calcext:value-type="string">
            <text:p>C99</text:p>
            <text:p>GCC -O0</text:p>
            <text:p>x86</text:p>
          </table:table-cell>
          <table:table-cell/>
          <table:table-cell table:style-name="ce33" office:value-type="string" calcext:value-type="string">
            <text:p>Oberon</text:p>
            <text:p>S4 R1.7 \x</text:p>
            <text:p>x86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345" calcext:value-type="float">
            <text:p>1345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664" calcext:value-type="float">
            <text:p>1,664</text:p>
          </table:table-cell>
          <table:table-cell table:style-name="ce38" table:formula="of:=[.F3]/[.D3]" office:value-type="float" office:value="1.23717472118959" calcext:value-type="float">
            <text:p>1.2</text:p>
          </table:table-cell>
          <table:table-cell table:style-name="ce35" office:value-type="float" office:value="7476" calcext:value-type="float">
            <text:p>7,476</text:p>
          </table:table-cell>
          <table:table-cell table:style-name="ce38" table:formula="of:=[.H3]/[.D3]" office:value-type="float" office:value="5.55836431226766" calcext:value-type="float">
            <text:p>5.6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J3]/[.D3]" office:value-type="float" office:value="4.04014869888476" calcext:value-type="float">
            <text:p>4.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3" calcext:value-type="float">
            <text:p>4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52" calcext:value-type="float">
            <text:p>52</text:p>
          </table:table-cell>
          <table:table-cell table:style-name="ce38" table:formula="of:=[.F4]/[.D4]" office:value-type="float" office:value="1.2093023255814" calcext:value-type="float">
            <text:p>1.2</text:p>
          </table:table-cell>
          <table:table-cell table:style-name="ce35" office:value-type="float" office:value="117" calcext:value-type="float">
            <text:p>117</text:p>
          </table:table-cell>
          <table:table-cell table:style-name="ce38" table:formula="of:=[.H4]/[.D4]" office:value-type="float" office:value="2.72093023255814" calcext:value-type="float">
            <text:p>2.7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J4]/[.D4]" office:value-type="float" office:value="3.88372093023256" calcext:value-type="float">
            <text:p>3.9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0" calcext:value-type="float">
            <text:p>70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3" calcext:value-type="float">
            <text:p>83</text:p>
          </table:table-cell>
          <table:table-cell table:style-name="ce38" table:formula="of:=[.F5]/[.D5]" office:value-type="float" office:value="1.18571428571429" calcext:value-type="float">
            <text:p>1.2</text:p>
          </table:table-cell>
          <table:table-cell table:style-name="ce35" office:value-type="float" office:value="272" calcext:value-type="float">
            <text:p>272</text:p>
          </table:table-cell>
          <table:table-cell table:style-name="ce38" table:formula="of:=[.H5]/[.D5]" office:value-type="float" office:value="3.88571428571429" calcext:value-type="float">
            <text:p>3.9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J5]/[.D5]" office:value-type="float" office:value="2.75714285714286" calcext:value-type="float">
            <text:p>2.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78/500" office:value-type="float" office:value="1.356" calcext:value-type="float">
            <text:p>1.36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56/500" office:value-type="float" office:value="1.312" calcext:value-type="float">
            <text:p>1.31</text:p>
          </table:table-cell>
          <table:table-cell table:style-name="ce38" table:formula="of:=[.F6]/[.D6]" office:value-type="float" office:value="0.967551622418879" calcext:value-type="float">
            <text:p>1.0</text:p>
          </table:table-cell>
          <table:table-cell table:style-name="ce10" table:formula="of:=646/500" office:value-type="float" office:value="1.292" calcext:value-type="float">
            <text:p>1.29</text:p>
          </table:table-cell>
          <table:table-cell table:style-name="ce38" table:formula="of:=[.H6]/[.D6]" office:value-type="float" office:value="0.952802359882006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J6]/[.D6]" office:value-type="float" office:value="1.10176991150442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8" calcext:value-type="float">
            <text:p>8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39" calcext:value-type="float">
            <text:p>139</text:p>
          </table:table-cell>
          <table:table-cell table:style-name="ce38" table:formula="of:=[.F7]/[.D7]" office:value-type="float" office:value="1.57954545454545" calcext:value-type="float">
            <text:p>1.6</text:p>
          </table:table-cell>
          <table:table-cell table:style-name="ce35" office:value-type="float" office:value="252" calcext:value-type="float">
            <text:p>252</text:p>
          </table:table-cell>
          <table:table-cell table:style-name="ce38" table:formula="of:=[.H7]/[.D7]" office:value-type="float" office:value="2.86363636363636" calcext:value-type="float">
            <text:p>2.9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J7]/[.D7]" office:value-type="float" office:value="3.36363636363636" calcext:value-type="float">
            <text:p>3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4" calcext:value-type="float">
            <text:p>94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3" calcext:value-type="float">
            <text:p>93</text:p>
          </table:table-cell>
          <table:table-cell table:style-name="ce38" table:formula="of:=[.F8]/[.D8]" office:value-type="float" office:value="0.98936170212766" calcext:value-type="float">
            <text:p>1.0</text:p>
          </table:table-cell>
          <table:table-cell table:style-name="ce35" office:value-type="float" office:value="184" calcext:value-type="float">
            <text:p>184</text:p>
          </table:table-cell>
          <table:table-cell table:style-name="ce38" table:formula="of:=[.H8]/[.D8]" office:value-type="float" office:value="1.95744680851064" calcext:value-type="float">
            <text:p>2.0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J8]/[.D8]" office:value-type="float" office:value="2.23404255319149" calcext:value-type="float">
            <text:p>2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1" calcext:value-type="float">
            <text:p>3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34" calcext:value-type="float">
            <text:p>34</text:p>
          </table:table-cell>
          <table:table-cell table:style-name="ce38" table:formula="of:=[.F9]/[.D9]" office:value-type="float" office:value="1.09677419354839" calcext:value-type="float">
            <text:p>1.1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H9]/[.D9]" office:value-type="float" office:value="2.74193548387097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J9]/[.D9]" office:value-type="float" office:value="3.06451612903226" calcext:value-type="float">
            <text:p>3.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81" calcext:value-type="float">
            <text:p>98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79" calcext:value-type="float">
            <text:p>979</text:p>
          </table:table-cell>
          <table:table-cell table:style-name="ce38" table:formula="of:=[.F10]/[.D10]" office:value-type="float" office:value="0.99796126401631" calcext:value-type="float">
            <text:p>1.0</text:p>
          </table:table-cell>
          <table:table-cell table:style-name="ce35" office:value-type="float" office:value="1184" calcext:value-type="float">
            <text:p>1,184</text:p>
          </table:table-cell>
          <table:table-cell table:style-name="ce38" table:formula="of:=[.H10]/[.D10]" office:value-type="float" office:value="1.20693170234455" calcext:value-type="float">
            <text:p>1.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J10]/[.D10]" office:value-type="float" office:value="3.05810397553517" calcext:value-type="float">
            <text:p>3.1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653.356" calcext:value-type="float">
            <text:p>2,653</text:p>
          </table:table-cell>
          <table:table-cell table:style-name="ce38"/>
          <table:table-cell table:style-name="ce35" table:formula="of:=SUM([.F3:.F10])" office:value-type="float" office:value="3045.312" calcext:value-type="float">
            <text:p>3,045</text:p>
          </table:table-cell>
          <table:table-cell table:style-name="ce38"/>
          <table:table-cell table:style-name="ce35" table:formula="of:=SUM([.H3:.H10])" office:value-type="float" office:value="9571.292" calcext:value-type="float">
            <text:p>9,571</text:p>
          </table:table-cell>
          <table:table-cell table:style-name="ce38"/>
          <table:table-cell table:style-name="ce35" table:formula="of:=SUM([.J3:.J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1.14410868343987" calcext:value-type="float">
            <text:p>1.14</text:p>
          </table:table-cell>
          <table:table-cell table:style-name="ce35"/>
          <table:table-cell table:style-name="ce39" table:formula="of:=GEOMEAN([.I3:.I10])" office:value-type="float" office:value="2.38265264559496" calcext:value-type="float">
            <text:p>2.38</text:p>
          </table:table-cell>
          <table:table-cell table:style-name="ce35"/>
          <table:table-cell table:style-name="ce39" table:formula="of:=GEOMEAN([.K3:.K10])" office:value-type="float" office:value="2.75891787280502" calcext:value-type="float">
            <text:p>2.7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874042837428174" calcext:value-type="float">
            <text:p>0.87</text:p>
          </table:table-cell>
          <table:table-cell/>
          <table:table-cell table:style-name="ce37" table:formula="of:=1/[.I13]" office:value-type="float" office:value="0.419700287345197" calcext:value-type="float">
            <text:p>0.42</text:p>
          </table:table-cell>
          <table:table-cell/>
          <table:table-cell table:style-name="ce37" table:formula="of:=1/[.K13]" office:value-type="float" office:value="0.362460952483261" calcext:value-type="float">
            <text:p>0.36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8"/>
          <table:table-cell table:style-name="ce37" table:formula="of:=[.K13]/[.I13]" office:value-type="float" office:value="1.15791862397807" calcext:value-type="float">
            <text:p>1.1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K16]" office:value-type="float" office:value="0.863618547359113" calcext:value-type="float">
            <text:p>0.86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 table:number-columns-repeated="10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7"/>
          <table:table-cell table:number-columns-repeated="969"/>
        </table:table-row>
        <table:table-row table:style-name="ro2" table:number-rows-repeated="2">
          <table:table-cell table:number-columns-repeated="980"/>
        </table:table-row>
        <table:table-row table:style-name="ro2" table:number-rows-repeated="2">
          <table:table-cell table:number-columns-repeated="10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77"/>
        </table:table-row>
        <table:table-row table:style-name="ro2" table:number-rows-repeated="1048545">
          <table:table-cell table:number-columns-repeated="980"/>
        </table:table-row>
        <table:table-row table:style-name="ro2">
          <table:table-cell table:number-columns-repeated="980"/>
        </table:table-row>
      </table:table>
      <table:table table:name="C99+Oberon subset i486 nomm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i486</text:p>
          </table:table-cell>
          <table:table-cell/>
          <table:table-cell table:style-name="ce33" office:value-type="string" calcext:value-type="string">
            <text:p>C99</text:p>
            <text:p>GCC -O1</text:p>
            <text:p><text:span text:style-name="T2">i486</text:span></text:p>
          </table:table-cell>
          <table:table-cell/>
          <table:table-cell table:style-name="ce33" office:value-type="string" calcext:value-type="string">
            <text:p>C99</text:p>
            <text:p>GCC -O0</text:p>
            <text:p><text:span text:style-name="T2">i486</text:span></text:p>
          </table:table-cell>
          <table:table-cell/>
          <table:table-cell table:style-name="ce33" office:value-type="string" calcext:value-type="string">
            <text:p>Oberon</text:p>
            <text:p>S4 R1.7 \x</text:p>
            <text:p><text:span text:style-name="T2">i486</text:span>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301" calcext:value-type="float">
            <text:p>130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660" calcext:value-type="float">
            <text:p>1,660</text:p>
          </table:table-cell>
          <table:table-cell table:style-name="ce38" table:formula="of:=[.F3]/[.D3]" office:value-type="float" office:value="1.27594158339739" calcext:value-type="float">
            <text:p>1.3</text:p>
          </table:table-cell>
          <table:table-cell table:style-name="ce35" office:value-type="float" office:value="7527" calcext:value-type="float">
            <text:p>7,527</text:p>
          </table:table-cell>
          <table:table-cell table:style-name="ce38" table:formula="of:=[.H3]/[.D3]" office:value-type="float" office:value="5.78554957724827" calcext:value-type="float">
            <text:p>5.8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J3]/[.D3]" office:value-type="float" office:value="4.17678708685626" calcext:value-type="float">
            <text:p>4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6" calcext:value-type="float">
            <text:p>46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53" calcext:value-type="float">
            <text:p>53</text:p>
          </table:table-cell>
          <table:table-cell table:style-name="ce38" table:formula="of:=[.F4]/[.D4]" office:value-type="float" office:value="1.15217391304348" calcext:value-type="float">
            <text:p>1.2</text:p>
          </table:table-cell>
          <table:table-cell table:style-name="ce35" office:value-type="float" office:value="114" calcext:value-type="float">
            <text:p>114</text:p>
          </table:table-cell>
          <table:table-cell table:style-name="ce38" table:formula="of:=[.H4]/[.D4]" office:value-type="float" office:value="2.47826086956522" calcext:value-type="float">
            <text:p>2.5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J4]/[.D4]" office:value-type="float" office:value="3.6304347826087" calcext:value-type="float">
            <text:p>3.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3" calcext:value-type="float">
            <text:p>7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1" calcext:value-type="float">
            <text:p>81</text:p>
          </table:table-cell>
          <table:table-cell table:style-name="ce38" table:formula="of:=[.F5]/[.D5]" office:value-type="float" office:value="1.10958904109589" calcext:value-type="float">
            <text:p>1.1</text:p>
          </table:table-cell>
          <table:table-cell table:style-name="ce35" office:value-type="float" office:value="264" calcext:value-type="float">
            <text:p>264</text:p>
          </table:table-cell>
          <table:table-cell table:style-name="ce38" table:formula="of:=[.H5]/[.D5]" office:value-type="float" office:value="3.61643835616438" calcext:value-type="float">
            <text:p>3.6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J5]/[.D5]" office:value-type="float" office:value="2.64383561643836" calcext:value-type="float">
            <text:p>2.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71/500" office:value-type="float" office:value="1.342" calcext:value-type="float">
            <text:p>1.34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39/500" office:value-type="float" office:value="1.278" calcext:value-type="float">
            <text:p>1.28</text:p>
          </table:table-cell>
          <table:table-cell table:style-name="ce38" table:formula="of:=[.F6]/[.D6]" office:value-type="float" office:value="0.95230998509687" calcext:value-type="float">
            <text:p>1.0</text:p>
          </table:table-cell>
          <table:table-cell table:style-name="ce10" table:formula="of:=659/500" office:value-type="float" office:value="1.318" calcext:value-type="float">
            <text:p>1.32</text:p>
          </table:table-cell>
          <table:table-cell table:style-name="ce38" table:formula="of:=[.H6]/[.D6]" office:value-type="float" office:value="0.982116244411326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J6]/[.D6]" office:value-type="float" office:value="1.11326378539493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9" calcext:value-type="float">
            <text:p>89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47" calcext:value-type="float">
            <text:p>147</text:p>
          </table:table-cell>
          <table:table-cell table:style-name="ce38" table:formula="of:=[.F7]/[.D7]" office:value-type="float" office:value="1.65168539325843" calcext:value-type="float">
            <text:p>1.7</text:p>
          </table:table-cell>
          <table:table-cell table:style-name="ce35" office:value-type="float" office:value="278" calcext:value-type="float">
            <text:p>278</text:p>
          </table:table-cell>
          <table:table-cell table:style-name="ce38" table:formula="of:=[.H7]/[.D7]" office:value-type="float" office:value="3.12359550561798" calcext:value-type="float">
            <text:p>3.1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J7]/[.D7]" office:value-type="float" office:value="3.32584269662921" calcext:value-type="float">
            <text:p>3.3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8" calcext:value-type="float">
            <text:p>8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0" calcext:value-type="float">
            <text:p>90</text:p>
          </table:table-cell>
          <table:table-cell table:style-name="ce38" table:formula="of:=[.F8]/[.D8]" office:value-type="float" office:value="1.02272727272727" calcext:value-type="float">
            <text:p>1.0</text:p>
          </table:table-cell>
          <table:table-cell table:style-name="ce35" office:value-type="float" office:value="189" calcext:value-type="float">
            <text:p>189</text:p>
          </table:table-cell>
          <table:table-cell table:style-name="ce38" table:formula="of:=[.H8]/[.D8]" office:value-type="float" office:value="2.14772727272727" calcext:value-type="float">
            <text:p>2.1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J8]/[.D8]" office:value-type="float" office:value="2.38636363636364" calcext:value-type="float">
            <text:p>2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1" calcext:value-type="float">
            <text:p>3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33" calcext:value-type="float">
            <text:p>33</text:p>
          </table:table-cell>
          <table:table-cell table:style-name="ce38" table:formula="of:=[.F9]/[.D9]" office:value-type="float" office:value="1.06451612903226" calcext:value-type="float">
            <text:p>1.1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H9]/[.D9]" office:value-type="float" office:value="2.74193548387097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J9]/[.D9]" office:value-type="float" office:value="3.06451612903226" calcext:value-type="float">
            <text:p>3.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1005" calcext:value-type="float">
            <text:p>1005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86" calcext:value-type="float">
            <text:p>986</text:p>
          </table:table-cell>
          <table:table-cell table:style-name="ce38" table:formula="of:=[.F10]/[.D10]" office:value-type="float" office:value="0.981094527363184" calcext:value-type="float">
            <text:p>1.0</text:p>
          </table:table-cell>
          <table:table-cell table:style-name="ce35" office:value-type="float" office:value="1178" calcext:value-type="float">
            <text:p>1,178</text:p>
          </table:table-cell>
          <table:table-cell table:style-name="ce38" table:formula="of:=[.H10]/[.D10]" office:value-type="float" office:value="1.17213930348259" calcext:value-type="float">
            <text:p>1.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J10]/[.D10]" office:value-type="float" office:value="2.98507462686567" calcext:value-type="float">
            <text:p>3.0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634.342" calcext:value-type="float">
            <text:p>2,634</text:p>
          </table:table-cell>
          <table:table-cell table:style-name="ce38"/>
          <table:table-cell table:style-name="ce35" table:formula="of:=SUM([.F3:.F10])" office:value-type="float" office:value="3051.278" calcext:value-type="float">
            <text:p>3,051</text:p>
          </table:table-cell>
          <table:table-cell table:style-name="ce38"/>
          <table:table-cell table:style-name="ce35" table:formula="of:=SUM([.H3:.H10])" office:value-type="float" office:value="9636.318" calcext:value-type="float">
            <text:p>9,636</text:p>
          </table:table-cell>
          <table:table-cell table:style-name="ce38"/>
          <table:table-cell table:style-name="ce35" table:formula="of:=SUM([.J3:.J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1.1343052674402" calcext:value-type="float">
            <text:p>1.13</text:p>
          </table:table-cell>
          <table:table-cell table:style-name="ce35"/>
          <table:table-cell table:style-name="ce39" table:formula="of:=GEOMEAN([.I3:.I10])" office:value-type="float" office:value="2.39925134960695" calcext:value-type="float">
            <text:p>2.40</text:p>
          </table:table-cell>
          <table:table-cell table:style-name="ce35"/>
          <table:table-cell table:style-name="ce39" table:formula="of:=GEOMEAN([.K3:.K10])" office:value-type="float" office:value="2.74677836090047" calcext:value-type="float">
            <text:p>2.7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881596893450661" calcext:value-type="float">
            <text:p>0.88</text:p>
          </table:table-cell>
          <table:table-cell/>
          <table:table-cell table:style-name="ce37" table:formula="of:=1/[.I13]" office:value-type="float" office:value="0.416796681249684" calcext:value-type="float">
            <text:p>0.42</text:p>
          </table:table-cell>
          <table:table-cell/>
          <table:table-cell table:style-name="ce37" table:formula="of:=1/[.K13]" office:value-type="float" office:value="0.364062865149474" calcext:value-type="float">
            <text:p>0.36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8"/>
          <table:table-cell table:style-name="ce37" table:formula="of:=[.K13]/[.I13]" office:value-type="float" office:value="1.14484810495176" calcext:value-type="float">
            <text:p>1.1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K16]" office:value-type="float" office:value="0.873478320551647" calcext:value-type="float">
            <text:p>0.87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 table:number-columns-repeated="10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7"/>
          <table:table-cell table:number-columns-repeated="969"/>
        </table:table-row>
        <table:table-row table:style-name="ro2" table:number-rows-repeated="2">
          <table:table-cell table:number-columns-repeated="980"/>
        </table:table-row>
        <table:table-row table:style-name="ro2" table:number-rows-repeated="2">
          <table:table-cell table:number-columns-repeated="10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77"/>
        </table:table-row>
        <table:table-row table:style-name="ro2" table:number-rows-repeated="1048545">
          <table:table-cell table:number-columns-repeated="980"/>
        </table:table-row>
        <table:table-row table:style-name="ro2">
          <table:table-cell table:number-columns-repeated="980"/>
        </table:table-row>
      </table:table>
      <table:table table:name="C99+Oberon subset i386 nomm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i386</text:p>
          </table:table-cell>
          <table:table-cell/>
          <table:table-cell table:style-name="ce33" office:value-type="string" calcext:value-type="string">
            <text:p>C99</text:p>
            <text:p>GCC -O1</text:p>
            <text:p><text:span text:style-name="T2">i386</text:span></text:p>
          </table:table-cell>
          <table:table-cell/>
          <table:table-cell table:style-name="ce33" office:value-type="string" calcext:value-type="string">
            <text:p>C99</text:p>
            <text:p>GCC -O0</text:p>
            <text:p><text:span text:style-name="T2">i386</text:span></text:p>
          </table:table-cell>
          <table:table-cell/>
          <table:table-cell table:style-name="ce33" office:value-type="string" calcext:value-type="string">
            <text:p>Oberon</text:p>
            <text:p>S4 R1.7 \x</text:p>
            <text:p><text:span text:style-name="T2">i386</text:span>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191" calcext:value-type="float">
            <text:p>119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633" calcext:value-type="float">
            <text:p>1,633</text:p>
          </table:table-cell>
          <table:table-cell table:style-name="ce38" table:formula="of:=[.F3]/[.D3]" office:value-type="float" office:value="1.37111670864819" calcext:value-type="float">
            <text:p>1.4</text:p>
          </table:table-cell>
          <table:table-cell table:style-name="ce35" office:value-type="float" office:value="7525" calcext:value-type="float">
            <text:p>7,525</text:p>
          </table:table-cell>
          <table:table-cell table:style-name="ce38" table:formula="of:=[.H3]/[.D3]" office:value-type="float" office:value="6.31821998320739" calcext:value-type="float">
            <text:p>6.3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J3]/[.D3]" office:value-type="float" office:value="4.56255247691016" calcext:value-type="float">
            <text:p>4.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8" calcext:value-type="float">
            <text:p>4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59" calcext:value-type="float">
            <text:p>59</text:p>
          </table:table-cell>
          <table:table-cell table:style-name="ce38" table:formula="of:=[.F4]/[.D4]" office:value-type="float" office:value="1.22916666666667" calcext:value-type="float">
            <text:p>1.2</text:p>
          </table:table-cell>
          <table:table-cell table:style-name="ce35" office:value-type="float" office:value="118" calcext:value-type="float">
            <text:p>118</text:p>
          </table:table-cell>
          <table:table-cell table:style-name="ce38" table:formula="of:=[.H4]/[.D4]" office:value-type="float" office:value="2.45833333333333" calcext:value-type="float">
            <text:p>2.5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J4]/[.D4]" office:value-type="float" office:value="3.47916666666667" calcext:value-type="float">
            <text:p>3.5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2" calcext:value-type="float">
            <text:p>72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1" calcext:value-type="float">
            <text:p>81</text:p>
          </table:table-cell>
          <table:table-cell table:style-name="ce38" table:formula="of:=[.F5]/[.D5]" office:value-type="float" office:value="1.125" calcext:value-type="float">
            <text:p>1.1</text:p>
          </table:table-cell>
          <table:table-cell table:style-name="ce35" office:value-type="float" office:value="270" calcext:value-type="float">
            <text:p>270</text:p>
          </table:table-cell>
          <table:table-cell table:style-name="ce38" table:formula="of:=[.H5]/[.D5]" office:value-type="float" office:value="3.75" calcext:value-type="float">
            <text:p>3.8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J5]/[.D5]" office:value-type="float" office:value="2.68055555555556" calcext:value-type="float">
            <text:p>2.7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66/500" office:value-type="float" office:value="1.332" calcext:value-type="float">
            <text:p>1.33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58/500" office:value-type="float" office:value="1.316" calcext:value-type="float">
            <text:p>1.32</text:p>
          </table:table-cell>
          <table:table-cell table:style-name="ce38" table:formula="of:=[.F6]/[.D6]" office:value-type="float" office:value="0.987987987987988" calcext:value-type="float">
            <text:p>1.0</text:p>
          </table:table-cell>
          <table:table-cell table:style-name="ce10" table:formula="of:=660/500" office:value-type="float" office:value="1.32" calcext:value-type="float">
            <text:p>1.32</text:p>
          </table:table-cell>
          <table:table-cell table:style-name="ce38" table:formula="of:=[.H6]/[.D6]" office:value-type="float" office:value="0.990990990990991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J6]/[.D6]" office:value-type="float" office:value="1.12162162162162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3" calcext:value-type="float">
            <text:p>9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41" calcext:value-type="float">
            <text:p>141</text:p>
          </table:table-cell>
          <table:table-cell table:style-name="ce38" table:formula="of:=[.F7]/[.D7]" office:value-type="float" office:value="1.51612903225806" calcext:value-type="float">
            <text:p>1.5</text:p>
          </table:table-cell>
          <table:table-cell table:style-name="ce35" office:value-type="float" office:value="284" calcext:value-type="float">
            <text:p>284</text:p>
          </table:table-cell>
          <table:table-cell table:style-name="ce38" table:formula="of:=[.H7]/[.D7]" office:value-type="float" office:value="3.05376344086022" calcext:value-type="float">
            <text:p>3.1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J7]/[.D7]" office:value-type="float" office:value="3.18279569892473" calcext:value-type="float">
            <text:p>3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7" calcext:value-type="float">
            <text:p>97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F8]/[.D8]" office:value-type="float" office:value="0.979381443298969" calcext:value-type="float">
            <text:p>1.0</text:p>
          </table:table-cell>
          <table:table-cell table:style-name="ce35" office:value-type="float" office:value="188" calcext:value-type="float">
            <text:p>188</text:p>
          </table:table-cell>
          <table:table-cell table:style-name="ce38" table:formula="of:=[.H8]/[.D8]" office:value-type="float" office:value="1.93814432989691" calcext:value-type="float">
            <text:p>1.9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J8]/[.D8]" office:value-type="float" office:value="2.16494845360825" calcext:value-type="float">
            <text:p>2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2" calcext:value-type="float">
            <text:p>32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32" calcext:value-type="float">
            <text:p>32</text:p>
          </table:table-cell>
          <table:table-cell table:style-name="ce38" table:formula="of:=[.F9]/[.D9]" office:value-type="float" office:value="1" calcext:value-type="float">
            <text:p>1.0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H9]/[.D9]" office:value-type="float" office:value="2.65625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J9]/[.D9]" office:value-type="float" office:value="2.96875" calcext:value-type="float">
            <text:p>3.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1009" calcext:value-type="float">
            <text:p>1009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007" calcext:value-type="float">
            <text:p>1,007</text:p>
          </table:table-cell>
          <table:table-cell table:style-name="ce38" table:formula="of:=[.F10]/[.D10]" office:value-type="float" office:value="0.998017839444995" calcext:value-type="float">
            <text:p>1.0</text:p>
          </table:table-cell>
          <table:table-cell table:style-name="ce35" office:value-type="float" office:value="1252" calcext:value-type="float">
            <text:p>1,252</text:p>
          </table:table-cell>
          <table:table-cell table:style-name="ce38" table:formula="of:=[.H10]/[.D10]" office:value-type="float" office:value="1.2408325074331" calcext:value-type="float">
            <text:p>1.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J10]/[.D10]" office:value-type="float" office:value="2.97324083250743" calcext:value-type="float">
            <text:p>3.0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543.332" calcext:value-type="float">
            <text:p>2,543</text:p>
          </table:table-cell>
          <table:table-cell table:style-name="ce38"/>
          <table:table-cell table:style-name="ce35" table:formula="of:=SUM([.F3:.F10])" office:value-type="float" office:value="3049.316" calcext:value-type="float">
            <text:p>3,049</text:p>
          </table:table-cell>
          <table:table-cell table:style-name="ce38"/>
          <table:table-cell table:style-name="ce35" table:formula="of:=SUM([.H3:.H10])" office:value-type="float" office:value="9723.32" calcext:value-type="float">
            <text:p>9,723</text:p>
          </table:table-cell>
          <table:table-cell table:style-name="ce38"/>
          <table:table-cell table:style-name="ce35" table:formula="of:=SUM([.J3:.J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1.13612722113889" calcext:value-type="float">
            <text:p>1.14</text:p>
          </table:table-cell>
          <table:table-cell table:style-name="ce35"/>
          <table:table-cell table:style-name="ce39" table:formula="of:=GEOMEAN([.I3:.I10])" office:value-type="float" office:value="2.40681391065255" calcext:value-type="float">
            <text:p>2.41</text:p>
          </table:table-cell>
          <table:table-cell table:style-name="ce35"/>
          <table:table-cell table:style-name="ce39" table:formula="of:=GEOMEAN([.K3:.K10])" office:value-type="float" office:value="2.7092669008743" calcext:value-type="float">
            <text:p>2.7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880183118046907" calcext:value-type="float">
            <text:p>0.88</text:p>
          </table:table-cell>
          <table:table-cell/>
          <table:table-cell table:style-name="ce37" table:formula="of:=1/[.I13]" office:value-type="float" office:value="0.415487045165396" calcext:value-type="float">
            <text:p>0.42</text:p>
          </table:table-cell>
          <table:table-cell/>
          <table:table-cell table:style-name="ce37" table:formula="of:=1/[.K13]" office:value-type="float" office:value="0.369103538554025" calcext:value-type="float">
            <text:p>0.37</text:p>
          </table:table-cell>
          <table:table-cell table:number-columns-repeated="969"/>
        </table:table-row>
        <table:table-row table:style-name="ro2">
          <table:table-cell table:number-columns-repeated="6"/>
          <table:table-cell table:style-name="ce37"/>
          <table:table-cell/>
          <table:table-cell table:style-name="ce37"/>
          <table:table-cell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8"/>
          <table:table-cell table:style-name="ce37" table:formula="of:=[.K13]/[.I13]" office:value-type="float" office:value="1.12566529920867" calcext:value-type="float">
            <text:p>1.13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40"/>
          <table:table-cell/>
          <table:table-cell table:style-name="ce40"/>
          <table:table-cell/>
          <table:table-cell table:style-name="ce37" table:formula="of:=1/[.K16]" office:value-type="float" office:value="0.888363531062908" calcext:value-type="float">
            <text:p>0.89</text:p>
          </table:table-cell>
          <table:table-cell table:number-columns-repeated="969"/>
        </table:table-row>
        <table:table-row table:style-name="ro2">
          <table:table-cell table:number-columns-repeated="980"/>
        </table:table-row>
        <table:table-row table:style-name="ro2">
          <table:table-cell table:number-columns-repeated="10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7"/>
          <table:table-cell table:number-columns-repeated="969"/>
        </table:table-row>
        <table:table-row table:style-name="ro2" table:number-rows-repeated="2">
          <table:table-cell table:number-columns-repeated="980"/>
        </table:table-row>
        <table:table-row table:style-name="ro2" table:number-rows-repeated="2">
          <table:table-cell table:number-columns-repeated="10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0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77"/>
        </table:table-row>
        <table:table-row table:style-name="ro2" table:number-rows-repeated="1048545">
          <table:table-cell table:number-columns-repeated="980"/>
        </table:table-row>
        <table:table-row table:style-name="ro2">
          <table:table-cell table:number-columns-repeated="980"/>
        </table:table-row>
      </table:table>
      <table:table table:name="C99 i686, 486, 386 +Oberon sub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69" table:default-cell-style-name="Default"/>
        <table:table-row table:style-name="ro1">
          <table:table-cell/>
          <table:table-cell table:style-name="ce27" office:value-type="string" calcext:value-type="string">
            <text:p>all times in <text:span text:style-name="T1">µ</text:span>s</text:p>
          </table:table-cell>
          <table:table-cell table:style-name="ce29"/>
          <table:table-cell/>
          <table:table-cell table:style-name="ce33" office:value-type="string" calcext:value-type="string">
            <text:p>C99</text:p>
            <text:p>GCC 4.8.2 -O2</text:p>
            <text:p>i686</text:p>
          </table:table-cell>
          <table:table-cell/>
          <table:table-cell table:style-name="ce33" office:value-type="string" calcext:value-type="string">
            <text:p>C99</text:p>
            <text:p>GCC -O0</text:p>
            <text:p>i686</text:p>
          </table:table-cell>
          <table:table-cell/>
          <table:table-cell table:style-name="ce33" office:value-type="string" calcext:value-type="string">
            <text:p>C99</text:p>
            <text:p>GCC -O2</text:p>
            <text:p>i486</text:p>
          </table:table-cell>
          <table:table-cell/>
          <table:table-cell table:style-name="ce33" office:value-type="string" calcext:value-type="string">
            <text:p>C99</text:p>
            <text:p>GCC -O0</text:p>
            <text:p><text:span text:style-name="T2">i486</text:span></text:p>
          </table:table-cell>
          <table:table-cell/>
          <table:table-cell table:style-name="ce33" office:value-type="string" calcext:value-type="string">
            <text:p>C99</text:p>
            <text:p>GCC -O2</text:p>
            <text:p>i386</text:p>
          </table:table-cell>
          <table:table-cell/>
          <table:table-cell table:style-name="ce33" office:value-type="string" calcext:value-type="string">
            <text:p>C99</text:p>
            <text:p>GCC -O0</text:p>
            <text:p><text:span text:style-name="T2">i386</text:span></text:p>
          </table:table-cell>
          <table:table-cell/>
          <table:table-cell table:style-name="ce33" office:value-type="string" calcext:value-type="string">
            <text:p>Oberon</text:p>
            <text:p>S4 R1.7 \x</text:p>
            <text:p>x86</text:p>
          </table:table-cell>
          <table:table-cell table:style-name="ce33" table:number-columns-repeated="969"/>
        </table:table-row>
        <table:table-row table:style-name="ro2">
          <table:table-cell/>
          <table:table-cell table:style-name="ce28" office:value-type="string" calcext:value-type="string">
            <text:p>Benchmark: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style-name="ce34" office:value-type="string" calcext:value-type="string">
            <text:p>average</text:p>
          </table:table-cell>
          <table:table-cell table:style-name="ce34" office:value-type="string" calcext:value-type="string">
            <text:p>factor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Richards</text:p>
          </table:table-cell>
          <table:table-cell table:style-name="ce31" office:value-type="string" calcext:value-type="string">
            <text:p>100/1</text:p>
          </table:table-cell>
          <table:table-cell office:value-type="float" office:value="1345" calcext:value-type="float">
            <text:p>1345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7476" calcext:value-type="float">
            <text:p>7,476</text:p>
          </table:table-cell>
          <table:table-cell table:style-name="ce38" table:formula="of:=[.F3]/[.D3]" office:value-type="float" office:value="5.55836431226766" calcext:value-type="float">
            <text:p>5.6</text:p>
          </table:table-cell>
          <table:table-cell office:value-type="float" office:value="1301" calcext:value-type="float">
            <text:p>1301</text:p>
          </table:table-cell>
          <table:table-cell table:style-name="ce38" table:formula="of:=[.H3]/[.D3]" office:value-type="float" office:value="0.96728624535316" calcext:value-type="float">
            <text:p>1.0</text:p>
          </table:table-cell>
          <table:table-cell table:style-name="ce35" office:value-type="float" office:value="7527" calcext:value-type="float">
            <text:p>7,527</text:p>
          </table:table-cell>
          <table:table-cell table:style-name="ce38" table:formula="of:=[.J3]/[.D3]" office:value-type="float" office:value="5.59628252788104" calcext:value-type="float">
            <text:p>5.6</text:p>
          </table:table-cell>
          <table:table-cell office:value-type="float" office:value="1191" calcext:value-type="float">
            <text:p>1191</text:p>
          </table:table-cell>
          <table:table-cell table:style-name="ce38" table:formula="of:=[.L3]/[.D3]" office:value-type="float" office:value="0.88550185873606" calcext:value-type="float">
            <text:p>0.9</text:p>
          </table:table-cell>
          <table:table-cell table:style-name="ce35" office:value-type="float" office:value="7525" calcext:value-type="float">
            <text:p>7,525</text:p>
          </table:table-cell>
          <table:table-cell table:style-name="ce38" table:formula="of:=[.N3]/[.D3]" office:value-type="float" office:value="5.59479553903346" calcext:value-type="float">
            <text:p>5.6</text:p>
          </table:table-cell>
          <table:table-cell table:style-name="ce35" office:value-type="float" office:value="5434" calcext:value-type="float">
            <text:p>5,434</text:p>
          </table:table-cell>
          <table:table-cell table:style-name="ce38" table:formula="of:=[.P3]/[.D3]" office:value-type="float" office:value="4.04014869888476" calcext:value-type="float">
            <text:p>4.0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Bounce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43" calcext:value-type="float">
            <text:p>43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17" calcext:value-type="float">
            <text:p>117</text:p>
          </table:table-cell>
          <table:table-cell table:style-name="ce38" table:formula="of:=[.F4]/[.D4]" office:value-type="float" office:value="2.72093023255814" calcext:value-type="float">
            <text:p>2.7</text:p>
          </table:table-cell>
          <table:table-cell office:value-type="float" office:value="46" calcext:value-type="float">
            <text:p>46</text:p>
          </table:table-cell>
          <table:table-cell table:style-name="ce38" table:formula="of:=[.H4]/[.D4]" office:value-type="float" office:value="1.06976744186047" calcext:value-type="float">
            <text:p>1.1</text:p>
          </table:table-cell>
          <table:table-cell table:style-name="ce35" office:value-type="float" office:value="114" calcext:value-type="float">
            <text:p>114</text:p>
          </table:table-cell>
          <table:table-cell table:style-name="ce38" table:formula="of:=[.J4]/[.D4]" office:value-type="float" office:value="2.65116279069767" calcext:value-type="float">
            <text:p>2.7</text:p>
          </table:table-cell>
          <table:table-cell office:value-type="float" office:value="48" calcext:value-type="float">
            <text:p>48</text:p>
          </table:table-cell>
          <table:table-cell table:style-name="ce38" table:formula="of:=[.L4]/[.D4]" office:value-type="float" office:value="1.11627906976744" calcext:value-type="float">
            <text:p>1.1</text:p>
          </table:table-cell>
          <table:table-cell table:style-name="ce35" office:value-type="float" office:value="118" calcext:value-type="float">
            <text:p>118</text:p>
          </table:table-cell>
          <table:table-cell table:style-name="ce38" table:formula="of:=[.N4]/[.D4]" office:value-type="float" office:value="2.74418604651163" calcext:value-type="float">
            <text:p>2.7</text:p>
          </table:table-cell>
          <table:table-cell table:style-name="ce35" office:value-type="float" office:value="167" calcext:value-type="float">
            <text:p>167</text:p>
          </table:table-cell>
          <table:table-cell table:style-name="ce38" table:formula="of:=[.P4]/[.D4]" office:value-type="float" office:value="3.88372093023256" calcext:value-type="float">
            <text:p>3.9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List</text:p>
          </table:table-cell>
          <table:table-cell table:style-name="ce31" office:value-type="string" calcext:value-type="string">
            <text:p>1500/1</text:p>
          </table:table-cell>
          <table:table-cell office:value-type="float" office:value="70" calcext:value-type="float">
            <text:p>70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272" calcext:value-type="float">
            <text:p>272</text:p>
          </table:table-cell>
          <table:table-cell table:style-name="ce38" table:formula="of:=[.F5]/[.D5]" office:value-type="float" office:value="3.88571428571429" calcext:value-type="float">
            <text:p>3.9</text:p>
          </table:table-cell>
          <table:table-cell office:value-type="float" office:value="73" calcext:value-type="float">
            <text:p>73</text:p>
          </table:table-cell>
          <table:table-cell table:style-name="ce38" table:formula="of:=[.H5]/[.D5]" office:value-type="float" office:value="1.04285714285714" calcext:value-type="float">
            <text:p>1.0</text:p>
          </table:table-cell>
          <table:table-cell table:style-name="ce35" office:value-type="float" office:value="264" calcext:value-type="float">
            <text:p>264</text:p>
          </table:table-cell>
          <table:table-cell table:style-name="ce38" table:formula="of:=[.J5]/[.D5]" office:value-type="float" office:value="3.77142857142857" calcext:value-type="float">
            <text:p>3.8</text:p>
          </table:table-cell>
          <table:table-cell office:value-type="float" office:value="72" calcext:value-type="float">
            <text:p>72</text:p>
          </table:table-cell>
          <table:table-cell table:style-name="ce38" table:formula="of:=[.L5]/[.D5]" office:value-type="float" office:value="1.02857142857143" calcext:value-type="float">
            <text:p>1.0</text:p>
          </table:table-cell>
          <table:table-cell table:style-name="ce35" office:value-type="float" office:value="270" calcext:value-type="float">
            <text:p>270</text:p>
          </table:table-cell>
          <table:table-cell table:style-name="ce38" table:formula="of:=[.N5]/[.D5]" office:value-type="float" office:value="3.85714285714286" calcext:value-type="float">
            <text:p>3.9</text:p>
          </table:table-cell>
          <table:table-cell table:style-name="ce35" office:value-type="float" office:value="193" calcext:value-type="float">
            <text:p>193</text:p>
          </table:table-cell>
          <table:table-cell table:style-name="ce38" table:formula="of:=[.P5]/[.D5]" office:value-type="float" office:value="2.75714285714286" calcext:value-type="float">
            <text:p>2.8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Mandelbrot</text:p>
          </table:table-cell>
          <table:table-cell table:style-name="ce31" office:value-type="string" calcext:value-type="string">
            <text:p>500/1</text:p>
          </table:table-cell>
          <table:table-cell table:style-name="ce10" table:formula="of:=678/500" office:value-type="float" office:value="1.356" calcext:value-type="float">
            <text:p>1.36</text:p>
          </table:table-cell>
          <table:table-cell table:style-name="ce41" office:value-type="float" office:value="1" calcext:value-type="float">
            <text:p>1.0</text:p>
          </table:table-cell>
          <table:table-cell table:style-name="ce10" table:formula="of:=646/500" office:value-type="float" office:value="1.292" calcext:value-type="float">
            <text:p>1.29</text:p>
          </table:table-cell>
          <table:table-cell table:style-name="ce38" table:formula="of:=[.F6]/[.D6]" office:value-type="float" office:value="0.952802359882006" calcext:value-type="float">
            <text:p>1.0</text:p>
          </table:table-cell>
          <table:table-cell table:style-name="ce10" table:formula="of:=671/500" office:value-type="float" office:value="1.342" calcext:value-type="float">
            <text:p>1.34</text:p>
          </table:table-cell>
          <table:table-cell table:style-name="ce38" table:formula="of:=[.H6]/[.D6]" office:value-type="float" office:value="0.989675516224189" calcext:value-type="float">
            <text:p>1.0</text:p>
          </table:table-cell>
          <table:table-cell table:style-name="ce10" table:formula="of:=659/500" office:value-type="float" office:value="1.318" calcext:value-type="float">
            <text:p>1.32</text:p>
          </table:table-cell>
          <table:table-cell table:style-name="ce38" table:formula="of:=[.J6]/[.D6]" office:value-type="float" office:value="0.971976401179941" calcext:value-type="float">
            <text:p>1.0</text:p>
          </table:table-cell>
          <table:table-cell table:style-name="ce10" table:formula="of:=666/500" office:value-type="float" office:value="1.332" calcext:value-type="float">
            <text:p>1.33</text:p>
          </table:table-cell>
          <table:table-cell table:style-name="ce38" table:formula="of:=[.L6]/[.D6]" office:value-type="float" office:value="0.982300884955752" calcext:value-type="float">
            <text:p>1.0</text:p>
          </table:table-cell>
          <table:table-cell table:style-name="ce10" table:formula="of:=660/500" office:value-type="float" office:value="1.32" calcext:value-type="float">
            <text:p>1.32</text:p>
          </table:table-cell>
          <table:table-cell table:style-name="ce38" table:formula="of:=[.N6]/[.D6]" office:value-type="float" office:value="0.973451327433628" calcext:value-type="float">
            <text:p>1.0</text:p>
          </table:table-cell>
          <table:table-cell table:style-name="ce10" table:formula="of:=747/500" office:value-type="float" office:value="1.494" calcext:value-type="float">
            <text:p>1.49</text:p>
          </table:table-cell>
          <table:table-cell table:style-name="ce38" table:formula="of:=[.P6]/[.D6]" office:value-type="float" office:value="1.10176991150442" calcext:value-type="float">
            <text:p>1.1</text:p>
          </table:table-cell>
          <table:table-cell table:style-name="ce10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Permut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88" calcext:value-type="float">
            <text:p>88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252" calcext:value-type="float">
            <text:p>252</text:p>
          </table:table-cell>
          <table:table-cell table:style-name="ce38" table:formula="of:=[.F7]/[.D7]" office:value-type="float" office:value="2.86363636363636" calcext:value-type="float">
            <text:p>2.9</text:p>
          </table:table-cell>
          <table:table-cell office:value-type="float" office:value="89" calcext:value-type="float">
            <text:p>89</text:p>
          </table:table-cell>
          <table:table-cell table:style-name="ce38" table:formula="of:=[.H7]/[.D7]" office:value-type="float" office:value="1.01136363636364" calcext:value-type="float">
            <text:p>1.0</text:p>
          </table:table-cell>
          <table:table-cell table:style-name="ce35" office:value-type="float" office:value="278" calcext:value-type="float">
            <text:p>278</text:p>
          </table:table-cell>
          <table:table-cell table:style-name="ce38" table:formula="of:=[.J7]/[.D7]" office:value-type="float" office:value="3.15909090909091" calcext:value-type="float">
            <text:p>3.2</text:p>
          </table:table-cell>
          <table:table-cell office:value-type="float" office:value="93" calcext:value-type="float">
            <text:p>93</text:p>
          </table:table-cell>
          <table:table-cell table:style-name="ce38" table:formula="of:=[.L7]/[.D7]" office:value-type="float" office:value="1.05681818181818" calcext:value-type="float">
            <text:p>1.1</text:p>
          </table:table-cell>
          <table:table-cell table:style-name="ce35" office:value-type="float" office:value="284" calcext:value-type="float">
            <text:p>284</text:p>
          </table:table-cell>
          <table:table-cell table:style-name="ce38" table:formula="of:=[.N7]/[.D7]" office:value-type="float" office:value="3.22727272727273" calcext:value-type="float">
            <text:p>3.2</text:p>
          </table:table-cell>
          <table:table-cell table:style-name="ce35" office:value-type="float" office:value="296" calcext:value-type="float">
            <text:p>296</text:p>
          </table:table-cell>
          <table:table-cell table:style-name="ce38" table:formula="of:=[.P7]/[.D7]" office:value-type="float" office:value="3.36363636363636" calcext:value-type="float">
            <text:p>3.4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Queens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4" calcext:value-type="float">
            <text:p>94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84" calcext:value-type="float">
            <text:p>184</text:p>
          </table:table-cell>
          <table:table-cell table:style-name="ce38" table:formula="of:=[.F8]/[.D8]" office:value-type="float" office:value="1.95744680851064" calcext:value-type="float">
            <text:p>2.0</text:p>
          </table:table-cell>
          <table:table-cell office:value-type="float" office:value="88" calcext:value-type="float">
            <text:p>88</text:p>
          </table:table-cell>
          <table:table-cell table:style-name="ce38" table:formula="of:=[.H8]/[.D8]" office:value-type="float" office:value="0.936170212765958" calcext:value-type="float">
            <text:p>0.9</text:p>
          </table:table-cell>
          <table:table-cell table:style-name="ce35" office:value-type="float" office:value="189" calcext:value-type="float">
            <text:p>189</text:p>
          </table:table-cell>
          <table:table-cell table:style-name="ce38" table:formula="of:=[.J8]/[.D8]" office:value-type="float" office:value="2.01063829787234" calcext:value-type="float">
            <text:p>2.0</text:p>
          </table:table-cell>
          <table:table-cell office:value-type="float" office:value="97" calcext:value-type="float">
            <text:p>97</text:p>
          </table:table-cell>
          <table:table-cell table:style-name="ce38" table:formula="of:=[.L8]/[.D8]" office:value-type="float" office:value="1.03191489361702" calcext:value-type="float">
            <text:p>1.0</text:p>
          </table:table-cell>
          <table:table-cell table:style-name="ce35" office:value-type="float" office:value="188" calcext:value-type="float">
            <text:p>188</text:p>
          </table:table-cell>
          <table:table-cell table:style-name="ce38" table:formula="of:=[.N8]/[.D8]" office:value-type="float" office:value="2" calcext:value-type="float">
            <text:p>2.0</text:p>
          </table:table-cell>
          <table:table-cell table:style-name="ce35" office:value-type="float" office:value="210" calcext:value-type="float">
            <text:p>210</text:p>
          </table:table-cell>
          <table:table-cell table:style-name="ce38" table:formula="of:=[.P8]/[.D8]" office:value-type="float" office:value="2.23404255319149" calcext:value-type="float">
            <text:p>2.2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ieve</text:p>
          </table:table-cell>
          <table:table-cell table:style-name="ce31" office:value-type="string" calcext:value-type="string">
            <text:p>3000/1</text:p>
          </table:table-cell>
          <table:table-cell office:value-type="float" office:value="31" calcext:value-type="float">
            <text:p>3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F9]/[.D9]" office:value-type="float" office:value="2.7419354838709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style-name="ce38" table:formula="of:=[.H9]/[.D9]" office:value-type="float" office:value="1" calcext:value-type="float">
            <text:p>1.0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J9]/[.D9]" office:value-type="float" office:value="2.74193548387097" calcext:value-type="float">
            <text:p>2.7</text:p>
          </table:table-cell>
          <table:table-cell office:value-type="float" office:value="32" calcext:value-type="float">
            <text:p>32</text:p>
          </table:table-cell>
          <table:table-cell table:style-name="ce38" table:formula="of:=[.L9]/[.D9]" office:value-type="float" office:value="1.03225806451613" calcext:value-type="float">
            <text:p>1.0</text:p>
          </table:table-cell>
          <table:table-cell table:style-name="ce35" office:value-type="float" office:value="85" calcext:value-type="float">
            <text:p>85</text:p>
          </table:table-cell>
          <table:table-cell table:style-name="ce38" table:formula="of:=[.N9]/[.D9]" office:value-type="float" office:value="2.74193548387097" calcext:value-type="float">
            <text:p>2.7</text:p>
          </table:table-cell>
          <table:table-cell table:style-name="ce35" office:value-type="float" office:value="95" calcext:value-type="float">
            <text:p>95</text:p>
          </table:table-cell>
          <table:table-cell table:style-name="ce38" table:formula="of:=[.P9]/[.D9]" office:value-type="float" office:value="3.06451612903226" calcext:value-type="float">
            <text:p>3.1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Storage</text:p>
          </table:table-cell>
          <table:table-cell table:style-name="ce31" office:value-type="string" calcext:value-type="string">
            <text:p>1000/1</text:p>
          </table:table-cell>
          <table:table-cell office:value-type="float" office:value="981" calcext:value-type="float">
            <text:p>981</text:p>
          </table:table-cell>
          <table:table-cell table:style-name="ce41" office:value-type="float" office:value="1" calcext:value-type="float">
            <text:p>1.0</text:p>
          </table:table-cell>
          <table:table-cell table:style-name="ce35" office:value-type="float" office:value="1184" calcext:value-type="float">
            <text:p>1,184</text:p>
          </table:table-cell>
          <table:table-cell table:style-name="ce38" table:formula="of:=[.F10]/[.D10]" office:value-type="float" office:value="1.20693170234455" calcext:value-type="float">
            <text:p>1.2</text:p>
          </table:table-cell>
          <table:table-cell office:value-type="float" office:value="1005" calcext:value-type="float">
            <text:p>1005</text:p>
          </table:table-cell>
          <table:table-cell table:style-name="ce38" table:formula="of:=[.H10]/[.D10]" office:value-type="float" office:value="1.02446483180428" calcext:value-type="float">
            <text:p>1.0</text:p>
          </table:table-cell>
          <table:table-cell table:style-name="ce35" office:value-type="float" office:value="1178" calcext:value-type="float">
            <text:p>1,178</text:p>
          </table:table-cell>
          <table:table-cell table:style-name="ce38" table:formula="of:=[.J10]/[.D10]" office:value-type="float" office:value="1.20081549439348" calcext:value-type="float">
            <text:p>1.2</text:p>
          </table:table-cell>
          <table:table-cell office:value-type="float" office:value="1009" calcext:value-type="float">
            <text:p>1009</text:p>
          </table:table-cell>
          <table:table-cell table:style-name="ce38" table:formula="of:=[.L10]/[.D10]" office:value-type="float" office:value="1.02854230377166" calcext:value-type="float">
            <text:p>1.0</text:p>
          </table:table-cell>
          <table:table-cell table:style-name="ce35" office:value-type="float" office:value="1252" calcext:value-type="float">
            <text:p>1,252</text:p>
          </table:table-cell>
          <table:table-cell table:style-name="ce38" table:formula="of:=[.N10]/[.D10]" office:value-type="float" office:value="1.27624872579001" calcext:value-type="float">
            <text:p>1.3</text:p>
          </table:table-cell>
          <table:table-cell table:style-name="ce35" office:value-type="float" office:value="3000" calcext:value-type="float">
            <text:p>3,000</text:p>
          </table:table-cell>
          <table:table-cell table:style-name="ce38" table:formula="of:=[.P10]/[.D10]" office:value-type="float" office:value="3.05810397553517" calcext:value-type="float">
            <text:p>3.1</text:p>
          </table:table-cell>
          <table:table-cell table:number-columns-repeated="969"/>
        </table:table-row>
        <table:table-row table:style-name="ro2">
          <table:table-cell table:number-columns-repeated="986"/>
        </table:table-row>
        <table:table-row table:style-name="ro2">
          <table:table-cell/>
          <table:table-cell office:value-type="string" calcext:value-type="string">
            <text:p>sum of averages:</text:p>
          </table:table-cell>
          <table:table-cell/>
          <table:table-cell table:style-name="ce35" table:formula="of:=SUM([.D3:.D10])" office:value-type="float" office:value="2653.356" calcext:value-type="float">
            <text:p>2,653</text:p>
          </table:table-cell>
          <table:table-cell table:style-name="ce38"/>
          <table:table-cell table:style-name="ce35" table:formula="of:=SUM([.F3:.F10])" office:value-type="float" office:value="9571.292" calcext:value-type="float">
            <text:p>9,571</text:p>
          </table:table-cell>
          <table:table-cell table:style-name="ce38"/>
          <table:table-cell table:style-name="ce35" table:formula="of:=SUM([.H3:.H10])" office:value-type="float" office:value="2634.342" calcext:value-type="float">
            <text:p>2,634</text:p>
          </table:table-cell>
          <table:table-cell table:style-name="ce38"/>
          <table:table-cell table:style-name="ce35" table:formula="of:=SUM([.J3:.J10])" office:value-type="float" office:value="9636.318" calcext:value-type="float">
            <text:p>9,636</text:p>
          </table:table-cell>
          <table:table-cell table:style-name="ce38"/>
          <table:table-cell table:style-name="ce35" table:formula="of:=SUM([.L3:.L10])" office:value-type="float" office:value="2543.332" calcext:value-type="float">
            <text:p>2,543</text:p>
          </table:table-cell>
          <table:table-cell table:style-name="ce38"/>
          <table:table-cell table:style-name="ce35" table:formula="of:=SUM([.N3:.N10])" office:value-type="float" office:value="9723.32" calcext:value-type="float">
            <text:p>9,723</text:p>
          </table:table-cell>
          <table:table-cell table:style-name="ce38"/>
          <table:table-cell table:style-name="ce35" table:formula="of:=SUM([.P3:.P10])" office:value-type="float" office:value="9396.494" calcext:value-type="float">
            <text:p>9,396</text:p>
          </table:table-cell>
          <table:table-cell table:style-name="ce38"/>
          <table:table-cell table:style-name="ce35" table:number-columns-repeated="3"/>
          <table:table-cell table:number-columns-repeated="966"/>
        </table:table-row>
        <table:table-row table:style-name="ro2">
          <table:table-cell/>
          <table:table-cell office:value-type="string" calcext:value-type="string">
            <text:p>geomean of factors:</text:p>
          </table:table-cell>
          <table:table-cell/>
          <table:table-cell table:style-name="ce35"/>
          <table:table-cell table:style-name="ce41" office:value-type="float" office:value="1" calcext:value-type="float">
            <text:p>1.0</text:p>
          </table:table-cell>
          <table:table-cell table:style-name="ce35"/>
          <table:table-cell table:style-name="ce39" table:formula="of:=GEOMEAN([.G3:.G10])" office:value-type="float" office:value="2.38265264559496" calcext:value-type="float">
            <text:p>2.38</text:p>
          </table:table-cell>
          <table:table-cell table:style-name="ce35"/>
          <table:table-cell table:style-name="ce39" table:formula="of:=GEOMEAN([.I3:.I10])" office:value-type="float" office:value="1.00441954548549" calcext:value-type="float">
            <text:p>1.00</text:p>
          </table:table-cell>
          <table:table-cell table:style-name="ce35"/>
          <table:table-cell table:style-name="ce39" table:formula="of:=GEOMEAN([.K3:.K10])" office:value-type="float" office:value="2.40985495007765" calcext:value-type="float">
            <text:p>2.41</text:p>
          </table:table-cell>
          <table:table-cell table:style-name="ce35"/>
          <table:table-cell table:style-name="ce39" table:formula="of:=GEOMEAN([.M3:.M10])" office:value-type="float" office:value="1.01832634943228" calcext:value-type="float">
            <text:p>1.02</text:p>
          </table:table-cell>
          <table:table-cell table:style-name="ce35"/>
          <table:table-cell table:style-name="ce39" table:formula="of:=GEOMEAN([.O3:.O10])" office:value-type="float" office:value="2.45092202339763" calcext:value-type="float">
            <text:p>2.45</text:p>
          </table:table-cell>
          <table:table-cell table:style-name="ce35"/>
          <table:table-cell table:style-name="ce39" table:formula="of:=GEOMEAN([.Q3:.Q10])" office:value-type="float" office:value="2.75891787280502" calcext:value-type="float">
            <text:p>2.76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1/geomean:</text:p>
          </table:table-cell>
          <table:table-cell table:number-columns-repeated="2"/>
          <table:table-cell table:style-name="ce37" table:formula="of:=1/[.E13]" office:value-type="float" office:value="1" calcext:value-type="float">
            <text:p>1.00</text:p>
          </table:table-cell>
          <table:table-cell/>
          <table:table-cell table:style-name="ce37" table:formula="of:=1/[.G13]" office:value-type="float" office:value="0.419700287345197" calcext:value-type="float">
            <text:p>0.42</text:p>
          </table:table-cell>
          <table:table-cell/>
          <table:table-cell table:style-name="ce37" table:formula="of:=1/[.I13]" office:value-type="float" office:value="0.995599900952395" calcext:value-type="float">
            <text:p>1.00</text:p>
          </table:table-cell>
          <table:table-cell/>
          <table:table-cell table:style-name="ce37" table:formula="of:=1/[.K13]" office:value-type="float" office:value="0.414962734569472" calcext:value-type="float">
            <text:p>0.41</text:p>
          </table:table-cell>
          <table:table-cell/>
          <table:table-cell table:style-name="ce37" table:formula="of:=1/[.M13]" office:value-type="float" office:value="0.982003461422271" calcext:value-type="float">
            <text:p>0.98</text:p>
          </table:table-cell>
          <table:table-cell/>
          <table:table-cell table:style-name="ce37" table:formula="of:=1/[.O13]" office:value-type="float" office:value="0.40800971652853" calcext:value-type="float">
            <text:p>0.41</text:p>
          </table:table-cell>
          <table:table-cell/>
          <table:table-cell table:style-name="ce37" table:formula="of:=1/[.Q13]" office:value-type="float" office:value="0.362460952483261" calcext:value-type="float">
            <text:p>0.36</text:p>
          </table:table-cell>
          <table:table-cell table:number-columns-repeated="969"/>
        </table:table-row>
        <table:table-row table:style-name="ro2">
          <table:table-cell table:number-columns-repeated="16"/>
          <table:table-cell table:style-name="ce37"/>
          <table:table-cell table:number-columns-repeated="969"/>
        </table:table-row>
        <table:table-row table:style-name="ro2">
          <table:table-cell/>
          <table:table-cell office:value-type="string" calcext:value-type="string">
            <text:p>Ob / GCC -O0:</text:p>
          </table:table-cell>
          <table:table-cell table:number-columns-repeated="4"/>
          <table:table-cell table:style-name="ce37" table:formula="of:=[.Q13]/[.G13]" office:value-type="float" office:value="1.15791862397807" calcext:value-type="float">
            <text:p>1.16</text:p>
          </table:table-cell>
          <table:table-cell table:number-columns-repeated="3"/>
          <table:table-cell table:style-name="ce37" table:formula="of:=[.Q13]/[.K13]" office:value-type="float" office:value="1.14484810495176" calcext:value-type="float">
            <text:p>1.14</text:p>
          </table:table-cell>
          <table:table-cell table:number-columns-repeated="3"/>
          <table:table-cell table:style-name="ce37" table:formula="of:=[.Q13]/[.O13]" office:value-type="float" office:value="1.12566529920867" calcext:value-type="float">
            <text:p>1.13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1/x</text:p>
          </table:table-cell>
          <table:table-cell table:style-name="Default"/>
          <table:table-cell/>
          <table:table-cell table:style-name="ce40"/>
          <table:table-cell/>
          <table:table-cell table:style-name="ce37" table:formula="of:=1/[.G16]" office:value-type="float" office:value="0.863618547359113" calcext:value-type="float">
            <text:p>0.86</text:p>
          </table:table-cell>
          <table:table-cell/>
          <table:table-cell table:style-name="ce40"/>
          <table:table-cell/>
          <table:table-cell table:style-name="ce37" table:formula="of:=1/[.K16]" office:value-type="float" office:value="0.873478320551647" calcext:value-type="float">
            <text:p>0.87</text:p>
          </table:table-cell>
          <table:table-cell/>
          <table:table-cell table:style-name="ce40"/>
          <table:table-cell/>
          <table:table-cell table:style-name="ce37" table:formula="of:=1/[.O16]" office:value-type="float" office:value="0.888363531062908" calcext:value-type="float">
            <text:p>0.89</text:p>
          </table:table-cell>
          <table:table-cell table:number-columns-repeated="971"/>
        </table:table-row>
        <table:table-row table:style-name="ro2">
          <table:table-cell table:number-columns-repeated="986"/>
        </table:table-row>
        <table:table-row table:style-name="ro2">
          <table:table-cell table:number-columns-repeated="16"/>
          <table:table-cell table:style-name="ce37"/>
          <table:table-cell table:number-columns-repeated="969"/>
        </table:table-row>
        <table:table-row table:style-name="ro2">
          <table:table-cell table:number-columns-repeated="4"/>
          <table:table-cell table:style-name="ce37" table:number-columns-repeated="3"/>
          <table:table-cell/>
          <table:table-cell table:style-name="ce37" table:number-columns-repeated="3"/>
          <table:table-cell/>
          <table:table-cell table:style-name="ce37" table:number-columns-repeated="5"/>
          <table:table-cell table:number-columns-repeated="969"/>
        </table:table-row>
        <table:table-row table:style-name="ro2" table:number-rows-repeated="2">
          <table:table-cell table:number-columns-repeated="986"/>
        </table:table-row>
        <table:table-row table:style-name="ro2" table:number-rows-repeated="2">
          <table:table-cell table:number-columns-repeated="16"/>
          <table:table-cell table:style-name="ce37"/>
          <table:table-cell table:number-columns-repeated="969"/>
        </table:table-row>
        <table:table-row table:style-name="ro2" table:number-rows-repeated="4">
          <table:table-cell table:number-columns-repeated="986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83"/>
        </table:table-row>
        <table:table-row table:style-name="ro2" table:number-rows-repeated="1048545">
          <table:table-cell table:number-columns-repeated="986"/>
        </table:table-row>
        <table:table-row table:style-name="ro2"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4744in" fo:margin-bottom="0.3799in" fo:margin-left="0.2764in" fo:margin-right="0.1217in" style:shadow="none" fo:background-color="transparent" style:writing-mode="lr-tb">
        <style:background-image/>
      </style:page-layout-properties>
      <style:header-style>
        <style:header-footer-properties fo:min-height="0.433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header-first style:display="false"/>
      <style:footer>
        <text:p>2024-11-26 me@rochus-keller.ch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0-09-22T01:43:20.426382878</meta:creation-date>
    <dc:date>2025-07-26T00:16:16.659761964</dc:date>
    <dc:creator>Rochus Keller</dc:creator>
    <meta:editing-duration>P1DT21H45M39S</meta:editing-duration>
    <meta:editing-cycles>588</meta:editing-cycles>
    <meta:generator>LibreOffice/7.4.7.2$Linux_X86_64 LibreOffice_project/40$Build-2</meta:generator>
    <meta:document-statistic meta:table-count="4" meta:cell-count="526" meta:object-count="0"/>
    <meta:user-defined meta:name="qrichtext">1</meta:user-defined>
  </office:meta>
</office:document-meta>
</file>